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Panel.Applicat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Panel.saveAc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pplicationPanel.getConfirm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anel.getApplication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Panel.set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Panel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Panel.getSav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pplicationPanel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pplicationPanel.setApplicatio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Panel.getDelete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pplication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Panel.getGeneral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Panel.getRevert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pplication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